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4.914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11" style:family="table-cell" style:parent-style-name="Default">
      <style:table-cell-properties style:text-align-source="fix" style:repeat-content="false" fo:border="0.74pt solid #ef6c00" style:vertical-align="middle"/>
      <style:paragraph-properties fo:text-align="center"/>
    </style:style>
    <style:style style:name="ce12" style:family="table-cell" style:parent-style-name="Default">
      <style:table-cell-properties fo:border="0.74pt solid #ef6c00"/>
    </style:style>
    <style:style style:name="ce7" style:family="table-cell" style:parent-style-name="Default">
      <style:table-cell-properties fo:border="0.74pt solid #ef6c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Krok</text:p>
          </table:table-cell>
          <table:table-cell office:value-type="string" calcext:value-type="string">
            <text:p>Veličina</text:p>
          </table:table-cell>
          <table:table-cell office:value-type="string" calcext:value-type="string">
            <text:p>Výsledek</text:p>
          </table:table-cell>
          <table:table-cell office:value-type="string" calcext:value-type="string">
            <text:p>Poznámky</text:p>
          </table:table-cell>
          <table:table-cell/>
          <table:table-cell table:style-name="ce11" office:value-type="string" calcext:value-type="string" table:number-columns-spanned="1" table:number-rows-spanned="2">
            <text:p>Jádro</text:p>
          </table:table-cell>
          <table:table-cell table:style-name="ce11" office:value-type="string" calcext:value-type="string">
            <text:p>Typ</text:p>
          </table:table-cell>
          <table:table-cell table:style-name="ce7" office:value-type="string" calcext:value-type="string">
            <text:p>e (mm)</text:p>
          </table:table-cell>
          <table:table-cell table:style-name="ce7" office:value-type="string" calcext:value-type="string">
            <text:p>f (mm)</text:p>
          </table:table-cell>
          <table:table-cell table:style-name="ce7" office:value-type="string" calcext:value-type="string">
            <text:p>d (mm)</text:p>
          </table:table-cell>
          <table:table-cell table:style-name="ce7" office:value-type="string" calcext:value-type="string">
            <text:p>c (mm)</text:p>
          </table:table-cell>
          <table:table-cell table:style-name="ce7" office:value-type="string" calcext:value-type="string">
            <text:p>a (mm)</text:p>
          </table:table-cell>
          <table:table-cell table:style-name="ce7" office:value-type="string" calcext:value-type="string">
            <text:p>b (mm)</text:p>
          </table:table-cell>
          <table:table-cell table:style-name="ce7" office:value-type="string" calcext:value-type="string">
            <text:p>So (cm2)</text:p>
          </table:table-cell>
          <table:table-cell table:style-name="ce7" office:value-type="string" calcext:value-type="string">
            <text:p>Sfe (cm2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ls (cm)</text:p>
          </table:table-cell>
          <table:table-cell table:style-name="ce7" office:value-type="string" calcext:value-type="string">
            <text:p>m (kg)</text:p>
          </table:table-cell>
          <table:table-cell table:style-name="ce7" office:value-type="string" calcext:value-type="string">
            <text:p>So * Sfe (cm4)</text:p>
          </table:table-cell>
        </table:table-row>
        <table:table-row table:style-name="ro1">
          <table:table-cell office:value-type="string" calcext:value-type="string">
            <text:p>Zadání</text:p>
          </table:table-cell>
          <table:table-cell table:style-name="ce2" office:value-type="string" calcext:value-type="string">
            <text:p>η (%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/>
          <table:covered-table-cell table:style-name="ce12"/>
          <table:table-cell table:style-name="ce7" office:value-type="string" calcext:value-type="string">
            <text:p>20003/0,3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4.1" calcext:value-type="float">
            <text:p>24,1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U1 (V)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 (Hz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1" office:value-type="string" calcext:value-type="string" table:number-columns-spanned="1" table:number-rows-spanned="5">
            <text:p>Dráty</text:p>
          </table:table-cell>
          <table:table-cell table:style-name="ce7"/>
          <table:table-cell table:style-name="ce7" office:value-type="string" calcext:value-type="string">
            <text:p>primár</text:p>
          </table:table-cell>
          <table:table-cell table:style-name="ce7" office:value-type="string" calcext:value-type="string">
            <text:p>sekundár 1</text:p>
          </table:table-cell>
          <table:table-cell table:style-name="ce7" office:value-type="string" calcext:value-type="string">
            <text:p>sekundár 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U21 (V)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12"/>
          <table:table-cell table:style-name="ce7" office:value-type="string" calcext:value-type="string">
            <text:p>dcu (mm)</text:p>
          </table:table-cell>
          <table:table-cell table:style-name="ce7" office:value-type="float" office:value="0.355" calcext:value-type="float">
            <text:p>0,355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U22 (V)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12"/>
          <table:table-cell table:style-name="ce7" office:value-type="string" calcext:value-type="string">
            <text:p>dmax (mm)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.875" calcext:value-type="float">
            <text:p>0,875</text:p>
          </table:table-cell>
          <table:table-cell table:style-name="ce7" office:value-type="float" office:value="1.495" calcext:value-type="float">
            <text:p>1,49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21 (A)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12"/>
          <table:table-cell table:style-name="ce7" office:value-type="string" calcext:value-type="string">
            <text:p>S (mm2)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office:value-type="float" office:value="0.5027" calcext:value-type="float">
            <text:p>0,5027</text:p>
          </table:table-cell>
          <table:table-cell table:style-name="ce7" office:value-type="float" office:value="1.5394" calcext:value-type="float">
            <text:p>1,539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22 (A)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12"/>
          <table:table-cell table:style-name="ce7" office:value-type="string" calcext:value-type="string">
            <text:p>N (1/cm)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ΔP1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ΔP2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ΔPfe (%)</text:p>
          </table:table-cell>
          <table:table-cell table:style-name="ce4" office:value-type="percentage" office:value="0.2" calcext:value-type="percentage">
            <text:p>2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m (T)</text:p>
          </table:table-cell>
          <table:table-cell table:style-name="ce5" office:value-type="float" office:value="1.6" calcext:value-type="float">
            <text:p>1,6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J (A/m2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kfe</text:p>
          </table:table-cell>
          <table:table-cell table:style-name="ce5" office:value-type="float" office:value="0.97" calcext:value-type="float">
            <text:p>0,97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ko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p (W/kg)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H (A/cm)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 (mm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l. polystyrenu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l. transf. papíru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eplotní součinitel Cu</text:p>
          </table:table-cell>
          <table:table-cell table:style-name="ce5" office:value-type="float" office:value="0.0178" calcext:value-type="float">
            <text:p>0,0178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P21 (W)</text:p>
          </table:table-cell>
          <table:table-cell table:formula="of:=[.C5]*[.C7]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2 (W)</text:p>
          </table:table-cell>
          <table:table-cell table:formula="of:=[.C6]*[.C8]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 (W)</text:p>
          </table:table-cell>
          <table:table-cell table:formula="of:=SUM([.C23:.C24])"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(W)</text:p>
          </table:table-cell>
          <table:table-cell table:formula="of:=([.C25]/[.C2])*100" office:value-type="float" office:value="43.3333333333333" calcext:value-type="float">
            <text:p>43,333333333333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Pcmax</text:p>
          </table:table-cell>
          <table:table-cell table:formula="of:=[.C27]-[.C25]" office:value-type="float" office:value="4.33333333333334" calcext:value-type="float">
            <text:p>4,3333333333333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ΔP1Cu (%)</text:p>
          </table:table-cell>
          <table:table-cell table:formula="of:=[.C$28]*[.C9]" office:value-type="float" office:value="1.73333333333333" calcext:value-type="float">
            <text:p>1,7333333333333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formula="of:=[.C$28]*[.C10]" office:value-type="float" office:value="1.73333333333333" calcext:value-type="float">
            <text:p>1,7333333333333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formula="of:=[.C$28]*[.C11]" office:value-type="float" office:value="0.866666666666667" calcext:value-type="float">
            <text:p>0,86666666666666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 (W)</text:p>
          </table:table-cell>
          <table:table-cell table:formula="of:=[.C25]+[.C30]" office:value-type="float" office:value="40.7333333333333" calcext:value-type="float">
            <text:p>40,733333333333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 * Sfe (cm4)</text:p>
          </table:table-cell>
          <table:table-cell table:formula="of:=[.C34]/(2.22*[.C12]*[.C13]*[.C4]*[.C15]*[.C14]*10^-2)" office:value-type="float" office:value="39.4079646656966" calcext:value-type="float">
            <text:p>39,4079646656966</text:p>
          </table:table-cell>
          <table:table-cell office:value-type="string" calcext:value-type="string">
            <text:p>Zadejte jádro (nejbližší vyšší)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1</text:p>
          </table:table-cell>
          <table:table-cell table:formula="of:=CEILING([.C3]/(4.44*[.C12]*[.C4]*[.O2]*[.C14]*10^-4))" office:value-type="float" office:value="1669" calcext:value-type="float">
            <text:p>1669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 (A)</text:p>
          </table:table-cell>
          <table:table-cell table:formula="of:=([.Q2]*[.C17])/[.C37]" office:value-type="float" office:value="0.0577591372079089" calcext:value-type="float">
            <text:p>0,057759137207908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N21</text:p>
          </table:table-cell>
          <table:table-cell table:formula="of:=CEILING(([.C37]*[.C5])/[.C3])"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N22</text:p>
          </table:table-cell>
          <table:table-cell table:formula="of:=CEILING(([.C37]*[.C6])/[.C3])"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d21 (cm)</text:p>
          </table:table-cell>
          <table:table-cell table:formula="of:=SQRT((4*[.C7])/([.C13]*PI()))" office:value-type="float" office:value="0.797884560802865" calcext:value-type="float">
            <text:p>0,797884560802865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d22 (cm)</text:p>
          </table:table-cell>
          <table:table-cell table:formula="of:=SQRT((4*[.C8])/([.C13]*PI()))" office:value-type="float" office:value="1.38197659788534" calcext:value-type="float">
            <text:p>1,38197659788534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I1č1 (A)</text:p>
          </table:table-cell>
          <table:table-cell table:formula="of:=([.C7]*[.C40])/[.C37]" office:value-type="float" office:value="0.0653085680047933" calcext:value-type="float">
            <text:p>0,0653085680047933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2č2 (A)</text:p>
          </table:table-cell>
          <table:table-cell table:formula="of:=([.C8]*[.C41])/[.C37]" office:value-type="float" office:value="0.106051527860995" calcext:value-type="float">
            <text:p>0,10605152786099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1č (A)</text:p>
          </table:table-cell>
          <table:table-cell table:formula="of:=SUM([.C46:.C47])" office:value-type="float" office:value="0.171360095865788" calcext:value-type="float">
            <text:p>0,17136009586578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1 (A)</text:p>
          </table:table-cell>
          <table:table-cell table:formula="of:=SQRT( ([.C48])^2 + ([.C38])^2 )" office:value-type="float" office:value="0.180832520267053" calcext:value-type="float">
            <text:p>0,18083252026705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 (cm)</text:p>
          </table:table-cell>
          <table:table-cell table:formula="of:=SQRT( (4*[.C50])/([.C13]* PI()))" office:value-type="float" office:value="0.339295679148832" calcext:value-type="float">
            <text:p>0,339295679148832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>
            <text:p>N1‘</text:p>
          </table:table-cell>
          <table:table-cell table:formula="of:=CEILING([.C37]*0.95)" office:value-type="float" office:value="1586" calcext:value-type="float">
            <text:p>1586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1‘</text:p>
          </table:table-cell>
          <table:table-cell table:formula="of:=CEILING(1.05*[.C40])" office:value-type="float" office:value="115" calcext:value-type="float">
            <text:p>115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2‘</text:p>
          </table:table-cell>
          <table:table-cell table:formula="of:=CEILING(1.05*[.C41])" office:value-type="float" office:value="62" calcext:value-type="float">
            <text:p>62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r (mm)</text:p>
          </table:table-cell>
          <table:table-cell table:formula="of:=[.I2]-2*[.C18]-2*[.C19]" office:value-type="float" office:value="54" calcext:value-type="float">
            <text:p>54</text:p>
          </table:table-cell>
          <table:table-cell office:value-type="string" calcext:value-type="string">
            <text:p>velikost kostry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č závitu na prim</text:p>
          </table:table-cell>
          <table:table-cell table:formula="of:=FLOOR([.C57]/[.H6])"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č vrstev prim</text:p>
          </table:table-cell>
          <table:table-cell table:formula="of:=CEILING([.C53]/[.C58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>
            <text:p>pč závitu na sek1</text:p>
          </table:table-cell>
          <table:table-cell table:formula="of:=FLOOR([.C57]/[.I6])"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1</text:p>
          </table:table-cell>
          <table:table-cell table:formula="of:=CEILING([.C54]/[.C6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závitu na sek2</text:p>
          </table:table-cell>
          <table:table-cell table:formula="of:=FLOOR([.C57]/[.J6])"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2</text:p>
          </table:table-cell>
          <table:table-cell table:formula="of:=CEILING([.C55]/[.C63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Δp</text:p>
          </table:table-cell>
          <table:table-cell table:formula="of:=[.C16]*[.R2]" office:value-type="float" office:value="1.625" calcext:value-type="float">
            <text:p>1,625</text:p>
          </table:table-cell>
          <table:table-cell office:value-type="string" calcext:value-type="string">
            <text:p>ztráty v železe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 office:value-type="float" office:value="22" calcext:value-type="float" table:number-columns-spanned="1" table:number-rows-spanned="5">
            <text:p>22</text:p>
          </table:table-cell>
          <table:table-cell office:value-type="string" calcext:value-type="string">
            <text:p>R1 (Ohm)</text:p>
          </table:table-cell>
          <table:table-cell table:formula="of:=([.C53]*[.C21]*[.C73])/(1000*[.H7])" office:value-type="float" office:value="32.6222577777778" calcext:value-type="float">
            <text:p>32,6222577777778</text:p>
          </table:table-cell>
          <table:table-cell office:value-type="string" calcext:value-type="string">
            <text:p>odpor na prim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88" calcext:value-type="float">
            <text:p>88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H2]+2*[.C19])+((([.H6]*2)+([.C20]*2))*([.C59]-1)))" office:value-type="float" office:value="140.8" calcext:value-type="float">
            <text:p>140,8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[.C71]+[.C72])/2" office:value-type="float" office:value="114.4" calcext:value-type="float">
            <text:p>114,4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1z (W)</text:p>
          </table:table-cell>
          <table:table-cell table:formula="of:=[.C70]*([.C50])^2" office:value-type="float" office:value="1.06676089083301" calcext:value-type="float">
            <text:p>1,06676089083301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4" calcext:value-type="float" table:number-columns-spanned="1" table:number-rows-spanned="5">
            <text:p>24</text:p>
          </table:table-cell>
          <table:table-cell office:value-type="string" calcext:value-type="string">
            <text:p>R21 (Ohm)</text:p>
          </table:table-cell>
          <table:table-cell table:formula="of:=([.C54]*[.C21]*[.C79])/(1000*[.I7])" office:value-type="float" office:value="0.375846628207679" calcext:value-type="float">
            <text:p>0,375846628207679</text:p>
          </table:table-cell>
          <table:table-cell office:value-type="string" calcext:value-type="string">
            <text:p>odpor na 1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88" calcext:value-type="float">
            <text:p>88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H2]+2*[.C19])+((([.I6]*2)+([.C20]*2))*([.C62]-1)))" office:value-type="float" office:value="96.6" calcext:value-type="float">
            <text:p>96,6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77:.C78]))/2" office:value-type="float" office:value="92.3" calcext:value-type="float">
            <text:p>92,3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1z (W)</text:p>
          </table:table-cell>
          <table:table-cell table:formula="of:=[.C76]*([.C7])^2" office:value-type="float" office:value="0.375846628207679" calcext:value-type="float">
            <text:p>0,375846628207679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>
            <text:p>R22 (Ohm)</text:p>
          </table:table-cell>
          <table:table-cell table:formula="of:=([.C55]*[.C21]*[.C85])/(1000*[.J7])" office:value-type="float" office:value="0.0752604443289593" calcext:value-type="float">
            <text:p>0,0752604443289593</text:p>
          </table:table-cell>
          <table:table-cell office:value-type="string" calcext:value-type="string">
            <text:p>odpor na 2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([.C78]/4)+(2*[.C20]))" office:value-type="float" office:value="98.2" calcext:value-type="float">
            <text:p>98,2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C83]/4)+(([.J6]*2)+(2*[.C20])))" office:value-type="float" office:value="111.76" calcext:value-type="float">
            <text:p>111,76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3:.C84]))/2" office:value-type="float" office:value="104.98" calcext:value-type="float">
            <text:p>104,98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2z (W)</text:p>
          </table:table-cell>
          <table:table-cell table:formula="of:=[.C82]*([.C8])^2" office:value-type="float" office:value="0.677343998960634" calcext:value-type="float">
            <text:p>0,677343998960634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</text:p>
          </table:table-cell>
          <table:table-cell table:formula="of:=SUM([.C68];[.C74];[.C80];[.C86])" office:value-type="float" office:value="3.74495151800132" calcext:value-type="float">
            <text:p>3,74495151800132</text:p>
          </table:table-cell>
          <table:table-cell office:value-type="string" calcext:value-type="string">
            <text:p>celkové ztráty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el (W)</text:p>
          </table:table-cell>
          <table:table-cell table:formula="of:=[.C25]+[.C88]" office:value-type="float" office:value="42.7449515180013" calcext:value-type="float">
            <text:p>42,7449515180013</text:p>
          </table:table-cell>
          <table:table-cell office:value-type="string" calcext:value-type="string">
            <text:p>celkový příkon</text:p>
          </table:table-cell>
          <table:table-cell table:number-columns-repeated="15"/>
        </table:table-row>
        <table:table-row table:style-name="ro1" table:number-rows-repeated="104848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.00.0000</text:date>, <text:time style:data-style-name="N2" text:time-value="19:33:11.225188718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4:55:34.626898215</meta:creation-date>
    <dc:date>2024-05-13T20:23:53.019369760</dc:date>
    <meta:editing-duration>PT2H17M5S</meta:editing-duration>
    <meta:editing-cycles>9</meta:editing-cycles>
    <meta:generator>LibreOffice/7.5.9.2$Linux_X86_64 LibreOffice_project/50$Build-2</meta:generator>
    <meta:document-statistic meta:table-count="1" meta:cell-count="248" meta:object-count="0"/>
  </office:meta>
</office:document-meta>
</file>